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text>es gilt: </mtext>
            <msub>
              <mo stretchy="false">ρ</mo>
              <mo stretchy="false">ψ</mo>
            </msub>
            <mrow>
              <mi/>
              <mo stretchy="false">=</mo>
              <mi/>
            </mrow>
            <mfenced open="∣" close="〉">
              <mrow>
                <mo stretchy="false">ψ</mo>
              </mrow>
            </mfenced>
            <mfenced open="〈" close="∣">
              <mrow>
                <mo stretchy="false">ψ</mo>
              </mrow>
            </mfenced>
            <mrow>
              <mi/>
              <mo stretchy="false">=</mo>
              <mi/>
            </mrow>
            <mi>P</mi>
            <mrow>
              <mo stretchy="false">(</mo>
              <mrow>
                <mo stretchy="false">ψ</mo>
              </mrow>
              <mo stretchy="false">)</mo>
            </mrow>
          </mrow>
        </mtd>
      </mtr>
      <mtr>
        <mtd>
          <mrow/>
        </mtd>
      </mtr>
      <mtr>
        <mtd>
          <mrow>
            <mtext>in </mtext>
            <mfenced open="〈" close="〉">
              <mrow>
                <mi>A</mi>
              </mrow>
            </mfenced>
            <mrow>
              <mi/>
              <mo stretchy="false">=</mo>
              <mi/>
            </mrow>
            <mtext>Sp</mtext>
            <mrow>
              <mo stretchy="false">(</mo>
              <mrow>
                <mo stretchy="false">ρ</mo>
                <mi>A</mi>
              </mrow>
              <mo stretchy="false">)</mo>
            </mrow>
            <mrow>
              <mi/>
              <mo stretchy="false">=</mo>
              <mi/>
            </mrow>
            <mtext>Sp</mtext>
            <mrow>
              <mo stretchy="false">(</mo>
              <mrow>
                <mi>A</mi>
                <mo stretchy="false">ρ</mo>
              </mrow>
              <mo stretchy="false">)</mo>
            </mrow>
            <mtext> eingesetzt:</mtext>
          </mrow>
        </mtd>
      </mtr>
      <mtr>
        <mtd>
          <mrow/>
        </mtd>
      </mtr>
      <mtr>
        <mtd>
          <mrow>
            <mfenced open="〈" close="〉">
              <mrow>
                <mi>A</mi>
              </mrow>
            </mfenced>
            <mrow>
              <mi/>
              <mo stretchy="false">=</mo>
              <mi/>
            </mrow>
            <mtext>Sp</mtext>
            <mrow>
              <mo stretchy="false">(</mo>
              <mrow>
                <mo stretchy="false">ρ</mo>
                <mi>A</mi>
              </mrow>
              <mo stretchy="false">)</mo>
            </mrow>
            <mrow>
              <mi/>
              <mo stretchy="false">=</mo>
              <mi/>
            </mrow>
            <mtext>Sp</mtext>
            <mfenced open="(" close=")">
              <mrow>
                <mi>P</mi>
                <mrow>
                  <mo stretchy="false">(</mo>
                  <mrow>
                    <mo stretchy="false">ψ</mo>
                  </mrow>
                  <mo stretchy="false">)</mo>
                </mrow>
                <mi>A</mi>
              </mrow>
            </mfenced>
            <mrow>
              <mi/>
              <mo stretchy="false">=</mo>
              <mi/>
            </mrow>
            <mtext>Sp</mtext>
            <mrow>
              <mo stretchy="false">(</mo>
              <mrow>
                <mfenced open="∣" close="〉">
                  <mrow>
                    <mo stretchy="false">ψ</mo>
                  </mrow>
                </mfenced>
                <mfenced open="〈" close="∣">
                  <mrow>
                    <mo stretchy="false">ψ</mo>
                  </mrow>
                </mfenced>
                <mi>A</mi>
              </mrow>
              <mo stretchy="false">)</mo>
            </mrow>
            <mrow>
              <mi/>
              <mo stretchy="false">=</mo>
              <mi/>
            </mrow>
            <mrow>
              <munder>
                <mo stretchy="false">∑</mo>
                <mi>i</mi>
              </munder>
              <mi/>
            </mrow>
            <mfenced open="〈" close="〉">
              <mrow>
                <mrow>
                  <msub>
                    <mi>a</mi>
                    <mi>i</mi>
                  </msub>
                </mrow>
                <mo stretchy="false">∣</mo>
                <mrow>
                  <mo stretchy="false">ψ</mo>
                </mrow>
              </mrow>
            </mfenced>
            <mfenced open="〈" close="〉">
              <mrow>
                <mrow>
                  <mo stretchy="false">ψ</mo>
                </mrow>
                <mo stretchy="false">∣</mo>
                <mrow>
                  <mi>A</mi>
                </mrow>
                <mo stretchy="false">∣</mo>
                <mrow>
                  <msub>
                    <mi>a</mi>
                    <mi>i</mi>
                  </msub>
                </mrow>
              </mrow>
            </mfenced>
            <mrow>
              <mi/>
              <mo stretchy="false">=</mo>
              <mi/>
            </mrow>
            <mfenced open="〈" close="〉">
              <mrow>
                <mrow>
                  <mo stretchy="false">ψ</mo>
                </mrow>
                <mo stretchy="false">∣</mo>
                <mrow>
                  <mi>A</mi>
                </mrow>
                <mo stretchy="false">∣</mo>
                <mrow>
                  <mo stretchy="false">ψ</mo>
                </mrow>
              </mrow>
            </mfenced>
          </mrow>
        </mtd>
      </mtr>
    </mtable>
    <annotation encoding="StarMath 5.0">alignc "es gilt: "%irho _%ipsi `=` left lline %ipsi right rangle left langle %ipsi right rline `=` P(%ipsi) newline newline
alignc "in " left langle A right rangle `=` "Sp" (%irho A) `=` "Sp" (A %irho) " eingesetzt:" newline newline

left langle A right rangle
`=` "Sp" (%irho A)
`=` "Sp" left ( P(%ipsi) A right )
`=` "Sp" (left lline %ipsi right rangle left langle %ipsi right rline A)
`=` sum from i `
left langle a_i mline %ipsi right rangle 
left langle %ipsi mline A mline a_i right rangle
`=` left langle %ipsi mline A mline %ipsi right rangle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3:58:19.614000000</meta:creation-date>
    <meta:generator>LibreOffice/4.1.4.2$Windows_x86 LibreOffice_project/0a0440ccc0227ad9829de5f46be37cfb6edcf72</meta:generator>
  </office:meta>
</office:document-meta>
</file>